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954cm" fo:margin-left="-0.191cm" table:align="left" style:writing-mode="lr-tb"/>
    </style:style>
    <style:style style:name="Table1.A" style:family="table-column">
      <style:table-column-properties style:column-width="9.604cm"/>
    </style:style>
    <style:style style:name="Table1.B" style:family="table-column">
      <style:table-column-properties style:column-width="6.3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uk" fo:country="UA" style:language-asian="ru" style:country-asian="RU"/>
    </style:style>
    <style:style style:name="P3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margin-top="0.423cm" fo:margin-bottom="0cm" fo:line-height="150%" fo:text-indent="1cm" style:auto-text-indent="false"/>
    </style:style>
    <style:style style:name="P5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</style:style>
    <style:style style:name="P6" style:family="paragraph" style:parent-style-name="Standard">
      <style:paragraph-properties fo:margin-left="0cm" fo:margin-right="0cm" fo:margin-top="0.423cm" fo:margin-bottom="0cm" fo:line-height="150%" fo:text-indent="1cm" style:auto-text-indent="false">
        <style:tab-stops>
          <style:tab-stop style:position="13.018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.423cm" fo:margin-bottom="0cm" fo:text-align="justify" style:justify-single-word="false" fo:text-indent="1cm" style:auto-text-indent="false"/>
      <style:text-properties fo:font-size="14pt" fo:language="en" fo:country="US" style:font-size-asian="14pt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indent="1cm" style:auto-text-indent="false"/>
    </style:style>
    <style:style style:name="P10" style:family="paragraph" style:parent-style-name="Standard">
      <style:paragraph-properties fo:margin-left="0cm" fo:margin-right="0cm" fo:line-height="150%" fo:text-indent="1cm" style:auto-text-indent="false">
        <style:tab-stops>
          <style:tab-stop style:position="13.018cm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line-height="150%" fo:text-indent="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indent="1cm" style:auto-text-indent="false">
        <style:tab-stops>
          <style:tab-stop style:position="13.018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15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6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17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8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9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0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21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2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23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24" style:family="paragraph" style:parent-style-name="Normal_20__28_Web_29_">
      <style:paragraph-properties fo:margin-top="0cm" fo:margin-bottom="0cm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5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26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27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28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29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30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31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33" style:family="paragraph" style:parent-style-name="Standard" style:list-style-name="WW8Num2">
      <style:paragraph-properties fo:line-height="150%">
        <style:tab-stops>
          <style:tab-stop style:position="14.605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34" style:family="paragraph" style:parent-style-name="Standard" style:list-style-name="WW8Num1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35" style:family="paragraph" style:parent-style-name="Standard" style:list-style-name="WW8Num2">
      <style:paragraph-properties fo:line-height="150%">
        <style:tab-stops>
          <style:tab-stop style:position="14.605cm" style:leader-style="dotted" style:leader-text="."/>
        </style:tab-stops>
      </style:paragraph-properties>
    </style:style>
    <style:style style:name="P36" style:family="paragraph" style:parent-style-name="Standard" style:list-style-name="WW8Num1">
      <style:paragraph-properties fo:margin-left="2.529cm" fo:margin-right="0cm" fo:line-height="150%" fo:text-align="justify" style:justify-single-word="false" fo:text-indent="-0.63cm" style:auto-text-indent="false"/>
    </style:style>
    <style:style style:name="P37" style:family="paragraph" style:parent-style-name="Heading_20_2">
      <style:paragraph-properties fo:margin-left="0cm" fo:margin-right="0cm" fo:line-height="150%" fo:text-align="center" style:justify-single-word="false" fo:text-indent="0cm" style:auto-text-indent="false" fo:break-before="page"/>
      <style:text-properties style:font-size-complex="14pt"/>
    </style:style>
    <style:style style:name="P38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9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13.5pt" fo:language="uk" fo:country="UA" style:font-size-asian="13.5pt" style:font-size-complex="13.5pt"/>
    </style:style>
    <style:style style:name="T9" style:family="text">
      <style:text-properties fo:color="#000000" fo:font-size="14pt" fo:language="uk" fo:country="UA" style:font-size-asian="14pt" style:font-size-complex="14pt"/>
    </style:style>
    <style:style style:name="T10" style:family="text">
      <style:text-properties fo:font-size="10pt" fo:language="uk" fo:country="UA" style:font-size-asian="10pt" style:font-size-complex="10pt" style:font-weight-complex="bold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Факультет прикладної математики</text:p>
      <text:p text:style-name="P17">Кафедра програмного забезпечення комп’ютерних систем</text:p>
      <text:p text:style-name="P17"/>
      <text:p text:style-name="P26">“ЗАТВЕРДЖЕНО”</text:p>
      <text:p text:style-name="P26">Завідувач кафедри</text:p>
      <text:p text:style-name="P26">__________ І.А.Дичка</text:p>
      <text:p text:style-name="P25"><text:span text:style-name="T3">“___” ____________ 201</text:span><text:span text:style-name="T6">2</text:span><text:span text:style-name="T3"> р.<text:tab/></text:span></text:p>
      <text:p text:style-name="P17"/>
      <text:p text:style-name="P20"/>
      <text:p text:style-name="P20"/>
      <text:p text:style-name="P22"/>
      <text:p text:style-name="P21">СИСТЕМА РОЗПІЗНАВАННЯ ГРАФІЧНИХ ОБРАЗІВ НА ОСНОВІ ВИКОРИСТАННЯ ГРАФІЧНИХ ПРОЦЕСОРІВ</text:p>
      <text:p text:style-name="P17">Технічне завдання</text:p>
      <text:p text:style-name="P15"><text:span text:style-name="T2">ПЗКС.</text:span><text:span text:style-name="T8">045490</text:span><text:span text:style-name="T9">-02-91</text:span></text:p>
      <text:p text:style-name="P23"/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“ПОГОДЖЕНО”</text:p>
            <text:p text:style-name="P27"/>
            <text:p text:style-name="P27">Керівник проекту:</text:p>
            <text:p text:style-name="P28"><text:span text:style-name="T3">__________ О.І.</text:span><text:span text:style-name="T10"> </text:span><text:span text:style-name="T3">Марченко</text:span></text:p>
            <text:p text:style-name="P27"/>
            <text:p text:style-name="P27">Нормоконтроль:</text:p>
            <text:p text:style-name="P29">__________ М.В.Онай</text:p>
          </table:table-cell>
          <table:table-cell table:style-name="Table1.A1" office:value-type="string">
            <text:p text:style-name="P19"/>
            <text:p text:style-name="P18"/>
            <text:p text:style-name="P18"/>
            <text:p text:style-name="P18"/>
            <text:p text:style-name="P18"/>
            <text:p text:style-name="P18"/>
            <text:p text:style-name="P31"/>
            <text:p text:style-name="P30"><text:span text:style-name="T3">Виконавець:</text:span><text:span text:style-name="T5"> </text:span></text:p>
            <text:p text:style-name="P30"><text:span text:style-name="T3">__________ </text:span><text:span text:style-name="T3">О. В. Паляниця</text:span></text:p>
            <text:p text:style-name="P20"/>
          </table:table-cell>
        </table:table-row>
      </table:table>
      <text:p text:style-name="P15"/>
      <text:p text:style-name="P20"/>
      <text:p text:style-name="P15"><text:span text:style-name="T3">201</text:span><text:span text:style-name="T6">2</text:span></text:p>
      <text:h text:style-name="P37" text:outline-level="2">ЗМІСТ</text:h>
      <text:p text:style-name="P2"/>
      <text:p text:style-name="P2"/>
      <text:list xml:id="list1147252216" text:style-name="WW8Num2">
        <text:list-item>
          <text:p text:style-name="P33">Найменування та галузь застосування<text:tab/>3</text:p>
        </text:list-item>
        <text:list-item>
          <text:p text:style-name="P35"><text:span text:style-name="T9">Підстава для розроблення</text:span><text:span text:style-name="T2"><text:tab/>3</text:span></text:p>
        </text:list-item>
        <text:list-item>
          <text:p text:style-name="P33">Призначення розробки<text:tab/>3</text:p>
        </text:list-item>
        <text:list-item>
          <text:p text:style-name="P35"><text:span text:style-name="T9">Вимоги до програмного продукту</text:span><text:span text:style-name="T2"><text:tab/>3</text:span></text:p>
        </text:list-item>
        <text:list-item>
          <text:p text:style-name="P35"><text:span text:style-name="T9">Вимоги до проектної документації</text:span><text:span text:style-name="T2"><text:tab/>4</text:span></text:p>
        </text:list-item>
        <text:list-item>
          <text:p text:style-name="P35"><text:span text:style-name="T2">Етапи </text:span><text:span text:style-name="T9">проектування</text:span><text:span text:style-name="T2"><text:tab/>5</text:span></text:p>
        </text:list-item>
        <text:list-item>
          <text:p text:style-name="P35"><text:span text:style-name="T9">Порядок тестування розробки</text:span><text:span text:style-name="T2"><text:tab/>5</text:span></text:p>
        </text:list-item>
      </text:list>
      <text:p text:style-name="P24">1. НАЙМЕНУВАННЯ ТА ГАЛУЗЬ ЗАСТОСУВАННЯ</text:p>
      <text:p text:style-name="P4"><text:span text:style-name="T4">Назва розробки</text:span><text:span text:style-name="T2">: </text:span><text:span text:style-name="T2">Система розпізнавання графічних образів на основі використання графічних процесорів</text:span><text:span text:style-name="T2">.</text:span></text:p>
      <text:p text:style-name="P9"><text:span text:style-name="T4">Галузь застосування</text:span><text:span text:style-name="T2">: інформаційні технології.</text:span></text:p>
      <text:p text:style-name="P11"/>
      <text:p text:style-name="P11"/>
      <text:p text:style-name="P17">2. ПІДСТАВА ДЛЯ РОЗРОБЛЕННЯ</text:p>
      <text:p text:style-name="P7">Підставою для розроблення є завдання на дипломне проектування, затверджене кафедрою програмного забезпечення комп’ютерних систем Національного технічного університету України «Київський політехнічний інститут» (НТУУ «КПІ»).</text:p>
      <text:p text:style-name="P11"/>
      <text:p text:style-name="P11"/>
      <text:p text:style-name="P17">3. ПРИЗНАЧЕННЯ РОЗРОБКИ </text:p>
      <text:p text:style-name="P5"><text:span text:style-name="T2">Розробка призначена для </text:span><text:span text:style-name="T2">виявлення облич у відеопотоці, що отримується з веб-камери, або на статичних зображеннях, з метою подальшої обробки чи аналізу.</text:span></text:p>
      <text:p text:style-name="P11"/>
      <text:p text:style-name="P11"/>
      <text:p text:style-name="P17">4. ВИМОГИ ДО ПРОГРАМНОГО ПРОДУКТУ </text:p>
      <text:p text:style-name="P5"><text:span text:style-name="T7">Система розпізнавання графічних образів на основі використання графічних процесорів</text:span><text:span text:style-name="T2"> повинна забезпечувати такі основні функції:</text:span></text:p>
      <text:p text:style-name="P13">1) можливість завантаження зображень для обробки;</text:p>
      <text:p text:style-name="P13">2) можливість підключення веб-камери;</text:p>
      <text:p text:style-name="P13">3) можливість задання розміру кадрів, що отримуються з веб-камери;</text:p>
      <text:p text:style-name="P32"><text:span text:style-name="T2"><text:s text:c="8"/>4) </text:span><text:span text:style-name="T2">позначення виявлених облич</text:span><text:span text:style-name="T2">;</text:span></text:p>
      <text:p text:style-name="P13"/>
      <text:p text:style-name="P13"><text:soft-page-break/>Розробку виконати на мові C/C++ з використанням програмної моделі CUDA.</text:p>
      <text:p text:style-name="P17"/>
      <text:p text:style-name="P17"/>
      <text:p text:style-name="P17">5. ВИМОГИ ДО ПРОЕКТНОЇ ДОКУМЕНТАЦІЇ</text:p>
      <text:p text:style-name="P7">У процесі виконання проекту повинна бути розроблена наступна документація:</text:p>
      <text:p text:style-name="P13">1) пояснювальна записка;</text:p>
      <text:p text:style-name="P13">2) програма та методика тестування;</text:p>
      <text:p text:style-name="P13">3) керівництво користувача;</text:p>
      <text:p text:style-name="P13">4) креслення:</text:p>
      <text:list xml:id="list2313620461" text:style-name="WW8Num1">
        <text:list-item>
          <text:list>
            <text:list-item>
              <text:p text:style-name="P36"><text:span text:style-name="T2">«Виявлення облич на CPU. Схема алгоритму»;</text:span></text:p>
            </text:list-item>
            <text:list-item>
              <text:p text:style-name="P34">«Виявлення облич на GPU. Схема алгоритму».</text:p>
            </text:list-item>
          </text:list>
        </text:list-item>
      </text:list>
      <text:p text:style-name="P3"/>
      <text:p text:style-name="P17"/>
      <text:p text:style-name="P17">6. ЕТАПИ ПРОЕКТУВАННЯ</text:p>
      <text:p text:style-name="P6">Вивчення літератури за тематикою роботи<text:tab/>15.11.2012</text:p>
      <text:p text:style-name="P14">Розроблення та узгодження технічного завдання<text:tab/>30.11.2012</text:p>
      <text:p text:style-name="P10"><text:span text:style-name="T2">Розроблення структури </text:span><text:span text:style-name="T2">програмної розробки</text:span><text:span text:style-name="T2"><text:tab/>15.12.201</text:span><text:span text:style-name="T2">2</text:span></text:p>
      <text:p text:style-name="P10"><text:span text:style-name="T2">Програмна реалізація </text:span><text:span text:style-name="T2">системи</text:span><text:span text:style-name="T2"><text:tab/>15.03.201</text:span><text:span text:style-name="T2">3</text:span></text:p>
      <text:p text:style-name="P10"><text:span text:style-name="T2">Тестування </text:span><text:span text:style-name="T2">системи</text:span><text:span text:style-name="T2"><text:tab/>01.04.201</text:span><text:span text:style-name="T2">3</text:span></text:p>
      <text:p text:style-name="P10"><text:span text:style-name="T2">Підготовка матеріалів текстової частини проекту<text:tab/>30.04.201</text:span><text:span text:style-name="T2">3</text:span></text:p>
      <text:p text:style-name="P10"><text:span text:style-name="T2">Підготовка матеріалів графічної частини проекту<text:tab/>10.05.201</text:span><text:span text:style-name="T2">3</text:span></text:p>
      <text:p text:style-name="P14">Оформлення технічної документації проекту<text:tab/>12.06.2013</text:p>
      <text:p text:style-name="P11"/>
      <text:p text:style-name="P11"/>
      <text:p text:style-name="P17"/>
      <text:p text:style-name="P17"/>
      <text:p text:style-name="P17"/>
      <text:p text:style-name="P17"><text:soft-page-break/>7. ПОРЯДОК ТЕСТУВАННЯ РОЗРОБКИ</text:p>
      <text:p text:style-name="P12"/>
      <text:p text:style-name="P16"><text:span text:style-name="T3"><text:tab/>Тестування розробленого програмного продукту виконується відповідно до </text:span><text:span text:style-name="T1">“</text:span><text:span text:style-name="T3">Програми та методики тестування</text:span><text:span text:style-name="T1">”</text:span><text:span text:style-name="T3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cm" fo:margin-top="0cm" fo:margin-bottom="0cm" fo:line-height="140%" fo:text-align="justify" style:justify-single-word="false" fo:hyphenation-ladder-count="no-limit" fo:text-indent="0cm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3"><draw:text-box fo:min-height="0.058cm" fo:min-width="0.041cm"><text:p text:style-name="Footer"><text:span text:style-name="Page_20_Number"><text:page-number text:select-page="current">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18:37:00</meta:creation-date>
    <dc:creator>olehp </dc:creator>
    <dc:date>2013-06-14T03:03:36</dc:date>
    <meta:editing-cycles>50</meta:editing-cycles>
    <meta:editing-duration>PT57M46S</meta:editing-duration>
    <meta:generator>LibreOffice/3.5$Linux_X86_64 LibreOffice_project/350m1$Build-2</meta:generator>
    <meta:document-statistic meta:table-count="1" meta:image-count="0" meta:object-count="0" meta:page-count="5" meta:paragraph-count="59" meta:word-count="305" meta:character-count="2298" meta:non-whitespace-character-count="2248"/>
    <meta:user-defined meta:name="Info 1"/>
    <meta:user-defined meta:name="Info 2"/>
    <meta:user-defined meta:name="Info 3"/>
    <meta:user-defined meta:name="Info 4"/>
  </office:meta>
</office:document-meta>
</file>